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chieve It! - 2024</text:p>
      <text:p text:style-name="Standard"/>
      <text:p text:style-name="Standard">O evento Achieve It! - 2024 foi realizado entre os dias 12, 13 e 14 de Setembro com a presença de palestras, apresentações e discussões durante os três dias de evento.</text:p>
      <text:p text:style-name="Standard">Toda a convenção ocorreu Online, no "google meet" contendo links para cada palestra</text:p>
      <text:p text:style-name="Standard"/>
      <text:p text:style-name="Standard">Focada na educação da Língua Inglesa as palestras foram realizadas a fim de mostrar novas tendências, tecnologias e métodos de ensino para o Brasil, com a inserção de novos materiais, tanto físicos quanto digitais.</text:p>
      <text:p text:style-name="Standard"/>
      <text:p text:style-name="Standard">O foco principal foi a implementação de Inteligência artificial, tanto para lidar com pessoas em situação de marketing e vendas, quanto para o ensino. A personalização do Ensino e o auxílio com o uso de machine learning e IA resultou numa melhora exponencial, como exemplo em São José dos Campos, que notou-se uma melhora de mais de 400%.</text:p>
      <text:p text:style-name="Standard"/>
      <text:p text:style-name="Standard">Além da Inteligência Artifical também foi apresentado novas tecnologias e sites voltados ao aprendizado a Língua Inglesa. Ferramentas novas e interface moderna atualizam os métodos anteriores e seguem as Heurísticas de design modernas como cores e formas minimalistas, HUBs para fácil navegação, botões similares aos encontrados no Mobile e diferentes modos de se realizar uma mesma ação.</text:p>
      <text:p text:style-name="Standard"/>
      <text:p text:style-name="Standard">Outro ponto crucial discutido foi o relacionamento interpessoal principalmente em ambientes de trabalho ou realização de tarefas. Dicas para reconhecimento de perfis de pessoas, estratégias para lidar com cada um desses perfis e guias para uma socialização saudável e eficaz, melhorando a saúde de um negócio, projeto ou empresa.</text:p>
      <text:p text:style-name="Standard"/>
      <text:p text:style-name="Standard">O evento 2024 da Achieve It! encerra trazendo novas tendências para o ensino, novas tecnologias, implementação de projetos já em operação em outros países e com guias e estratégias de socialização e comunicação, construindo um melhor ensino e caráter para tod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7:26:55.031000000</meta:creation-date>
    <dc:date>2024-09-20T17:28:04.700000000</dc:date>
    <meta:editing-duration>PT1M10S</meta:editing-duration>
    <meta:editing-cycles>1</meta:editing-cycles>
    <meta:document-statistic meta:table-count="0" meta:image-count="0" meta:object-count="0" meta:page-count="1" meta:paragraph-count="8" meta:word-count="287" meta:character-count="1799" meta:non-whitespace-character-count="1520"/>
    <meta:generator>LibreOffice/24.2.5.2$Windows_X86_64 LibreOffice_project/bffef4ea93e59bebbeaf7f431bb02b1a39ee8a59</meta:generator>
  </office:meta>
</office:document-meta>
</file>